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1543777607467204487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940748777438676376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990719470551873532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14">Mary Jane gave me excellent support as usual. <text:s/>Runners were very friendly and encouraged each other. <text:s/>The race officials and aid station crew were great. <text:s/>Many thanks to race director Gil Robs and his team. </text:p>
      <text:p text:style-name="P14"/>
      <text:p text:style-name="P14">Sun 5/15/16: <text:span text:style-name="T1">1 mile</text:span></text:p>
      <text:p text:style-name="P14">I ran 1 mile in about 12 minutes. <text:s/>My legs aren't too stiff just tired.</text:p>
      <text:p text:style-name="P14"/>
      <text:p text:style-name="P14">Mon 5/16/16: <text:span text:style-name="T1">4 miles</text:span></text:p>
      <text:p text:style-name="P14">I walked and ran 3 miles alternating walking and running every ¼ mile. <text:s/>The average pace was 12:08/mile. Then I walked a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6T19:11:21.36</dc:date>
    <dc:creator>James Lombardi</dc:creator>
    <meta:editing-duration>PT23H10M22S</meta:editing-duration>
    <meta:editing-cycles>122</meta:editing-cycles>
    <meta:document-statistic meta:table-count="0" meta:image-count="0" meta:object-count="0" meta:page-count="13" meta:paragraph-count="388" meta:word-count="4262" meta:character-count="21549"/>
  </office:meta>
</office:document-meta>
</file>